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text-position="super 63.6%"/>
    </style:style>
    <style:style style:name="T3" style:parent-style-name="Standaardalinea-lettertype" style:family="text">
      <style:text-properties style:text-position="super 63.6%"/>
    </style:style>
    <style:style style:name="T4" style:parent-style-name="Standaardalinea-lettertype" style:family="text">
      <style:text-properties style:text-position="super 63.6%"/>
    </style:style>
    <style:style style:name="T5" style:parent-style-name="Standaardalinea-lettertype" style:family="text">
      <style:text-properties style:text-position="super 63.6%"/>
    </style:style>
    <style:style style:name="T6" style:parent-style-name="Standaardalinea-lettertype" style:family="text">
      <style:text-properties fo:language="fr" fo:country="FR"/>
    </style:style>
    <style:style style:name="P7" style:parent-style-name="Standaard" style:family="paragraph">
      <style:text-properties fo:language="fr" fo:country="FR"/>
    </style:style>
  </office:automatic-styles>
  <office:body>
    <office:text text:use-soft-page-breaks="true">
      <text:p text:style-name="P1">opstelling: PC en rasberry pi verbonden met RUTX50 router met ethernet kabels.<text:s/></text:p>
      <text:p text:style-name="Standaard">1<text:span text:style-name="T2">ste</text:span><text:s/>test is een ping test voor een beeld te krijgen op de latency en packet loss vanuit de pi tot internet/iets op netwerk. Commando : ‘ping -c 250 8.8.8.8 &gt; ping****.log’ dit commando wordt 4 keer uitgevoerd op 4g en op 5g zodat er een sample size van 1000 is voor elk.</text:p>
      <text:p text:style-name="Standaard"/>
      <text:p text:style-name="Standaard">2<text:span text:style-name="T3">de</text:span><text:s/>test is een iperf test voor snelheid, throughput, stabiliteit en betrouwbaarheid te meten. Voor deze test wordt er een iperf server gerunt op de PC met volgende stappen: download iperf en run iperf.exe -s in de juiste map. Commando op pi: ‘iperf3 -c [ip PC ethernet] <text:s/>-t 120<text:s/>&gt; ***.log’ dit commando loopt voor 2 minuten en wordt 4 keer gerunt op 4g en op 5g.</text:p>
      <text:p text:style-name="Standaard"/>
      <text:p text:style-name="Standaard">3<text:span text:style-name="T4">de</text:span><text:s/>test is een https test waar latency van verzoeken wordt getest. Hiervoor wordt een https endpoint opgezet op de pc via ‘api.py’ deze is bereikbaar via ‘http://[pc ip]’. Vervolgens wordt op de pi volgend script gerunt ‘gbssim.sh’. dit script is 250 keer een ‘time curl http://[pc ip] de output wordt dan verzameld in een bestand. 4x op 4g en 5g</text:p>
      <text:p text:style-name="Standaard"/>
      <text:p text:style-name="Standaard">4<text:span text:style-name="T5">de</text:span><text:s/>test is een iperf test die udp simuleert om jitter en Lost/Total datagrams te verzamelen.<text:s/><text:span text:style-name="T6">Commando: ‘iperf3 -c [pc ip] -u -b 1M -t 120 &gt; ***.log’.<text:s/></text:span></text:p>
      <text:p text:style-name="P7"/>
      <text:p text:style-name="Standaard">5de test is ene test voor download en upload speed en wordt uitgevoert op node-red -&gt; implementatie -&gt; flow tonen + uitleg. Laten lopen voor +- 7 min zodat genoeg data.<text:s/></text:p>
      <text:p text:style-name="Standaard"/>
      <text:p text:style-name="Standaard">Laatste een test met smart verlichting. Philips hue bridge en een smartlamp wordt getest op betrouwbaarheid en snelheid. Script : lichtscript.py en wordt 2 keer uitgevoerd op 4g en 5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2F5496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F5496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2F5496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2F5496"/>
    </style:style>
    <style:style style:name="Duidelijkcitaat" style:display-name="Duidelijk citaat" style:family="paragraph" style:parent-style-name="Standaard" style:next-style-name="Standa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2F5496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De Somviele</meta:initial-creator>
    <dc:creator>Jan De Somviele</dc:creator>
    <meta:creation-date>2025-05-24T15:10:00Z</meta:creation-date>
    <dc:date>2025-05-24T20:15:00Z</dc:date>
    <meta:template xlink:href="Normal" xlink:type="simple"/>
    <meta:editing-cycles>1</meta:editing-cycles>
    <meta:editing-duration>PT0S</meta:editing-duration>
    <meta:document-statistic meta:page-count="1" meta:paragraph-count="3" meta:word-count="242" meta:character-count="1572" meta:row-count="11" meta:non-whitespace-character-count="1333"/>
  </office:meta>
</office:document-meta>
</file>